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72cm"/>
      <style:text-properties fo:color="#d4d4d4" style:font-name="Droid Sans Mono" fo:font-size="15.0500001907349pt" fo:font-weight="normal" fo:background-color="#1e1e1e"/>
    </style:style>
    <style:style style:name="P2" style:family="paragraph" style:parent-style-name="Standard">
      <style:paragraph-properties style:line-height-at-least="0.72cm"/>
      <style:text-properties fo:color="#6a9955" style:font-name="Droid Sans Mono" fo:font-size="15.0500001907349pt" fo:font-weight="normal" fo:background-color="#1e1e1e"/>
    </style:style>
    <style:style style:name="P3" style:family="paragraph" style:parent-style-name="Standard">
      <style:paragraph-properties style:line-height-at-least="0.72cm"/>
    </style:style>
    <style:style style:name="T1" style:family="text">
      <style:text-properties fo:color="#c586c0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4ec9b0"/>
    </style:style>
    <style:style style:name="T5" style:family="text">
      <style:text-properties fo:color="#569cd6"/>
    </style:style>
    <style:style style:name="T6" style:family="text">
      <style:text-properties fo:color="#b5cea8"/>
    </style:style>
    <style:style style:name="T7" style:family="text">
      <style:text-properties fo:color="#dcdcaa"/>
    </style:style>
    <style:style style:name="T8" style:family="text">
      <style:text-properties fo:color="#4fc1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{ <text:span text:style-name="T2">Component</text:span> } <text:span text:style-name="T1">from</text:span> <text:span text:style-name="T3">'@angular/core'</text:span>;</text:p>
      <text:p text:style-name="P3"/>
      <text:p text:style-name="P1">@<text:span text:style-name="T4">Component</text:span>({</text:p>
      <text:p text:style-name="P1"><text:span text:style-name="T2">selector:</text:span> <text:span text:style-name="T3">'app-root'</text:span>,</text:p>
      <text:p text:style-name="P1"><text:span text:style-name="T2">templateUrl:</text:span> <text:span text:style-name="T3">'./app.component.html'</text:span>,</text:p>
      <text:p text:style-name="P1"><text:span text:style-name="T2">styleUrls:</text:span> [<text:span text:style-name="T3">'./app.component.css'</text:span>]</text:p>
      <text:p text:style-name="P1">})</text:p>
      <text:p text:style-name="P1"><text:span text:style-name="T1">export</text:span> <text:span text:style-name="T5">class</text:span> <text:span text:style-name="T4">AppComponent</text:span> {</text:p>
      <text:p text:style-name="P1"><text:span text:style-name="T2">title</text:span> = <text:span text:style-name="T3">'shashi'</text:span>;</text:p>
      <text:p text:style-name="P3"/>
      <text:p text:style-name="P2">// practice on variable and their types </text:p>
      <text:p text:style-name="P1"><text:span text:style-name="T2">a</text:span> : <text:span text:style-name="T4">number</text:span> | <text:span text:style-name="T4">string</text:span>;</text:p>
      <text:p text:style-name="P1"><text:span text:style-name="T5">constructor</text:span>(){</text:p>
      <text:p text:style-name="P1"><text:span text:style-name="T5">this</text:span>.<text:span text:style-name="T2">a</text:span> = <text:span text:style-name="T6">1</text:span></text:p>
      <text:p text:style-name="P2">// practice on array </text:p>
      <text:p text:style-name="P1"><text:span text:style-name="T5">var</text:span> <text:span text:style-name="T2">alphas</text:span>:<text:span text:style-name="T4">string</text:span>[]; </text:p>
      <text:p text:style-name="P1"><text:span text:style-name="T2">alphas</text:span> = [<text:span text:style-name="T3">"1"</text:span>,<text:span text:style-name="T3">"2"</text:span>,<text:span text:style-name="T3">"3"</text:span>,<text:span text:style-name="T3">"4"</text:span>] </text:p>
      <text:p text:style-name="P1"><text:span text:style-name="T2">console</text:span>.<text:span text:style-name="T7">log</text:span>(<text:span text:style-name="T2">alphas</text:span>[<text:span text:style-name="T6">0</text:span>]); </text:p>
      <text:p text:style-name="P1"><text:span text:style-name="T2">console</text:span>.<text:span text:style-name="T7">log</text:span>(<text:span text:style-name="T2">alphas</text:span>[<text:span text:style-name="T6">1</text:span>]);</text:p>
      <text:p text:style-name="P2">// practice on enum</text:p>
      <text:p text:style-name="P1"><text:span text:style-name="T5">enum</text:span> <text:span text:style-name="T4">friends</text:span>{</text:p>
      <text:p text:style-name="P1"><text:span text:style-name="T8">keerthi</text:span>,</text:p>
      <text:p text:style-name="P1"><text:span text:style-name="T8">visakha</text:span>,</text:p>
      <text:p text:style-name="P1">};</text:p>
      <text:p text:style-name="P1"><text:span text:style-name="T2">console</text:span>.<text:span text:style-name="T7">log</text:span>(<text:span text:style-name="T4">friends</text:span>.<text:span text:style-name="T8">keerthi</text:span>)</text:p>
      <text:p text:style-name="P1"><text:span text:style-name="T2">console</text:span>.<text:span text:style-name="T7">log</text:span>(<text:span text:style-name="T4">friends</text:span>.<text:span text:style-name="T8">visakha</text:span>)</text:p>
      <text:p text:style-name="P2">// `practice on interface --- interface is like a skeleton of the body here we define the </text:p>
      <text:p text:style-name="P2">// structure(attributes) not its implementation`</text:p>
      <text:p text:style-name="P1"><text:span text:style-name="T5">interface</text:span> <text:span text:style-name="T4">IPerson</text:span> { </text:p>
      <text:p text:style-name="P1"><text:span text:style-name="T2">firstName</text:span>:<text:span text:style-name="T4">string</text:span>, </text:p>
      <text:p text:style-name="P1"><text:span text:style-name="T2">lastName</text:span>:<text:span text:style-name="T4">string</text:span>, </text:p>
      <text:p text:style-name="P1"><text:span text:style-name="T7">sayHi</text:span>: ()<text:span text:style-name="T5">=&gt;</text:span><text:span text:style-name="T4">string</text:span> </text:p>
      <text:p text:style-name="P1">} </text:p>
      <text:p text:style-name="P1"><text:span text:style-name="T5">var</text:span> <text:span text:style-name="T2">customer</text:span>:<text:span text:style-name="T4">IPerson</text:span> = { </text:p>
      <text:p text:style-name="P1"><text:soft-page-break/><text:span text:style-name="T2">firstName:</text:span><text:span text:style-name="T3">"Tom"</text:span>,</text:p>
      <text:p text:style-name="P1"><text:span text:style-name="T2">lastName:</text:span><text:span text:style-name="T3">"Hanks"</text:span>, </text:p>
      <text:p text:style-name="P1"><text:span text:style-name="T7">sayHi</text:span><text:span text:style-name="T2">:</text:span> ():<text:span text:style-name="T4">string</text:span> <text:span text:style-name="T5">=&gt;</text:span>{<text:span text:style-name="T1">return</text:span> <text:span text:style-name="T3">"Hi there"</text:span>} </text:p>
      <text:p text:style-name="P1">} </text:p>
      <text:p text:style-name="P1"><text:span text:style-name="T2">console</text:span>.<text:span text:style-name="T7">log</text:span>(<text:span text:style-name="T2">customer</text:span>.<text:span text:style-name="T7">sayHi</text:span>())</text:p>
      <text:p text:style-name="P1">}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5:48:54.510155830</meta:creation-date>
    <dc:date>2022-09-19T15:49:44.867633859</dc:date>
    <meta:editing-duration>PT50S</meta:editing-duration>
    <meta:editing-cycles>1</meta:editing-cycles>
    <meta:document-statistic meta:table-count="0" meta:image-count="0" meta:object-count="0" meta:page-count="2" meta:paragraph-count="39" meta:word-count="104" meta:character-count="841" meta:non-whitespace-character-count="761"/>
    <meta:generator>LibreOffice/6.4.7.2$Linux_X86_64 LibreOffice_project/40$Build-2</meta:generator>
  </office:meta>
</office:document-meta>
</file>